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33ea" officeooo:paragraph-rsid="001533ea"/>
    </style:style>
    <style:style style:name="P2" style:family="paragraph" style:parent-style-name="Standard" style:list-style-name="L1">
      <style:text-properties officeooo:rsid="001533ea" officeooo:paragraph-rsid="001533ea"/>
    </style:style>
    <style:style style:name="P3" style:family="paragraph" style:parent-style-name="Standard" style:list-style-name="L2">
      <style:text-properties officeooo:rsid="001533ea" officeooo:paragraph-rsid="001533ea"/>
    </style:style>
    <style:style style:name="P4" style:family="paragraph" style:parent-style-name="Standard" style:list-style-name="L3">
      <style:text-properties officeooo:rsid="001533ea" officeooo:paragraph-rsid="001533ea"/>
    </style:style>
    <style:style style:name="P5" style:family="paragraph" style:parent-style-name="Standard" style:list-style-name="L4">
      <style:text-properties officeooo:rsid="001533ea" officeooo:paragraph-rsid="001533ea"/>
    </style:style>
    <style:style style:name="P6" style:family="paragraph" style:parent-style-name="Standard" style:list-style-name="L5">
      <style:text-properties officeooo:rsid="001533ea" officeooo:paragraph-rsid="001533ea"/>
    </style:style>
    <style:style style:name="P7" style:family="paragraph" style:parent-style-name="Standard" style:list-style-name="L6">
      <style:text-properties officeooo:rsid="001533ea" officeooo:paragraph-rsid="001533ea"/>
    </style:style>
    <style:style style:name="P8" style:family="paragraph" style:parent-style-name="Standard">
      <style:text-properties fo:font-weight="bold" officeooo:rsid="001533ea" officeooo:paragraph-rsid="001533ea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lamat malam Bapak/Ibu Walas 7, berikut nama – nama murid yang belum mengerjakan tugas Prakarya.</text:p>
      <text:p text:style-name="P1"/>
      <text:p text:style-name="P1">Tugas : Frontend Project II: Making Basic Form</text:p>
      <text:p text:style-name="P1">Platform: Soal/Intruksi ada di masing – masing Google Classroom<text:line-break/><text:line-break/></text:p>
      <text:p text:style-name="P8">7C-1:</text:p>
      <text:p text:style-name="P8"/>
      <text:list xml:id="list485950420" text:style-name="L6">
        <text:list-item>
          <text:p text:style-name="P7">Alfonso Magnifico Sandyahadi</text:p>
        </text:list-item>
        <text:list-item>
          <text:p text:style-name="P7">Ando Gultom</text:p>
        </text:list-item>
        <text:list-item>
          <text:p text:style-name="P7">Arga Dimas Narendra 7C1</text:p>
        </text:list-item>
        <text:list-item>
          <text:p text:style-name="P7">Bijak Dwicahya Maharaja 7C1_13</text:p>
        </text:list-item>
        <text:list-item>
          <text:p text:style-name="P7">Celine Avrilia Pelawi 7C1-14</text:p>
        </text:list-item>
        <text:list-item>
          <text:p text:style-name="P7">Eufrasia Nararya Amaragathi 7C1-15</text:p>
        </text:list-item>
        <text:list-item>
          <text:p text:style-name="P7">Fanny Indriastuti Turnip 7C1–16</text:p>
        </text:list-item>
        <text:list-item>
          <text:p text:style-name="P7">Made Navindra</text:p>
        </text:list-item>
        <text:list-item>
          <text:p text:style-name="P7">Michelle 7C1-24</text:p>
        </text:list-item>
        <text:list-item>
          <text:p text:style-name="P7">Paskalis Brahmantyo</text:p>
        </text:list-item>
        <text:list-item>
          <text:p text:style-name="P7">Romeo Arlenneri Djaja Putra</text:p>
        </text:list-item>
        <text:list-item>
          <text:p text:style-name="P7">Sean Jacobus 7C1-31</text:p>
        </text:list-item>
        <text:list-item>
          <text:p text:style-name="P7">Stefany Ester N.P 7C1_32</text:p>
        </text:list-item>
        <text:list-item>
          <text:p text:style-name="P7"/>
        </text:list-item>
      </text:list>
      <text:p text:style-name="P1"/>
      <text:p text:style-name="P8">7C-2:</text:p>
      <text:p text:style-name="P1"/>
      <text:list xml:id="list3838816210" text:style-name="L5">
        <text:list-item>
          <text:p text:style-name="P6">7C2_33 Timotius Tristan Susilo</text:p>
        </text:list-item>
        <text:list-item>
          <text:p text:style-name="P6">Allanhard Todo Marune 7C2_01_Todo</text:p>
        </text:list-item>
        <text:list-item>
          <text:p text:style-name="P6">Chrysta Nalini Adhietya 7C2-11</text:p>
        </text:list-item>
        <text:list-item>
          <text:p text:style-name="P6">Clarissa Aretha Puteri</text:p>
        </text:list-item>
        <text:list-item>
          <text:p text:style-name="P6">Fbianus Andez</text:p>
        </text:list-item>
        <text:list-item>
          <text:p text:style-name="P6">Ferdnandez Darrius</text:p>
        </text:list-item>
        <text:list-item>
          <text:p text:style-name="P6">Jessie Yemima_7C2_20</text:p>
        </text:list-item>
        <text:list-item>
          <text:p text:style-name="P6">Kira Maharani Sutanto</text:p>
        </text:list-item>
        <text:list-item>
          <text:p text:style-name="P6">Kira Sutanto</text:p>
        </text:list-item>
        <text:list-item>
          <text:p text:style-name="P6">Theresia Mawar S S 7C2-32</text:p>
        </text:list-item>
        <text:list-item>
          <text:p text:style-name="P6"/>
        </text:list-item>
      </text:list>
      <text:p text:style-name="P1"/>
      <text:p text:style-name="P8">7C-3:</text:p>
      <text:p text:style-name="P1"/>
      <text:list xml:id="list282319191" text:style-name="L4">
        <text:list-item>
          <text:p text:style-name="P5">7C3 09 darren</text:p>
        </text:list-item>
        <text:list-item>
          <text:p text:style-name="P5">7C3_19_ Vianney</text:p>
        </text:list-item>
        <text:list-item>
          <text:p text:style-name="P5">7C3_33_Yerikho</text:p>
        </text:list-item>
        <text:list-item>
          <text:p text:style-name="P5">FRANSISCA JANE ELISHA 7C3-12</text:p>
        </text:list-item>
        <text:list-item>
          <text:p text:style-name="P5">Joseph Tulus Tobing 7C3-14</text:p>
        </text:list-item>
        <text:list-item>
          <text:p text:style-name="P5">Karmelia Anindyatriana 7C3-15</text:p>
        </text:list-item>
        <text:list-item>
          <text:p text:style-name="P5">Kirana Aurelia Anwar 7C3-17</text:p>
        </text:list-item>
        <text:list-item>
          <text:p text:style-name="P5">Revalyn Nathania_7C3_26</text:p>
        </text:list-item>
        <text:list-item>
          <text:p text:style-name="P5">Theodora Gracia D. 7C3_27</text:p>
        </text:list-item>
        <text:list-item>
          <text:p text:style-name="P5"><text:soft-page-break/>Thrisya 7c3</text:p>
        </text:list-item>
      </text:list>
      <text:p text:style-name="P1"/>
      <text:p text:style-name="P1"/>
      <text:p text:style-name="P1">7C-4</text:p>
      <text:p text:style-name="P1"/>
      <text:list xml:id="list1421544408" text:style-name="L1">
        <text:list-item>
          <text:p text:style-name="P2">Bhernardus Airlangga</text:p>
        </text:list-item>
        <text:list-item>
          <text:p text:style-name="P2">Fransesco Elnissi Sumolang 7C4-06</text:p>
        </text:list-item>
        <text:list-item>
          <text:p text:style-name="P2">Gabriella Anggraeini Putri</text:p>
        </text:list-item>
        <text:list-item>
          <text:p text:style-name="P2">Geofrey.S 7C4_9</text:p>
        </text:list-item>
        <text:list-item>
          <text:p text:style-name="P2">Geovanni Desta Chanaya Wiria 7C4_10</text:p>
        </text:list-item>
        <text:list-item>
          <text:p text:style-name="P2">Ivan Rafael 7C4-14</text:p>
        </text:list-item>
        <text:list-item>
          <text:p text:style-name="P2">Kennard Stefano Ginting 7C4-16</text:p>
        </text:list-item>
        <text:list-item>
          <text:p text:style-name="P2">Lamhot Brian Asyer Sigalingging 7C4-17</text:p>
        </text:list-item>
        <text:list-item>
          <text:p text:style-name="P2">Natalia Syuni Angel Haikutty 7C4_19</text:p>
        </text:list-item>
        <text:list-item>
          <text:p text:style-name="P2">Nathan Sodanding 7C4-20</text:p>
        </text:list-item>
        <text:list-item>
          <text:p text:style-name="P2">Olivia bernadette andjat 7c4-22</text:p>
        </text:list-item>
        <text:list-item>
          <text:p text:style-name="P2">Timotius 7C4_28</text:p>
        </text:list-item>
        <text:list-item>
          <text:p text:style-name="P2">Vania Clementina Florida Dongoran 7C4-29</text:p>
        </text:list-item>
      </text:list>
      <text:p text:style-name="P1"/>
      <text:p text:style-name="P1">7C-5</text:p>
      <text:p text:style-name="P1"/>
      <text:list xml:id="list1341331125" text:style-name="L2">
        <text:list-item>
          <text:p text:style-name="P3">Bernadette Elysia Thema 7C5_2</text:p>
        </text:list-item>
        <text:list-item>
          <text:p text:style-name="P3">Christina Maria Gweneth Samudi</text:p>
        </text:list-item>
        <text:list-item>
          <text:p text:style-name="P3">Elora Ivana Arya 7C5-07</text:p>
        </text:list-item>
        <text:list-item>
          <text:p text:style-name="P3">Emilie Natascha Sulistiono 7C5-09</text:p>
        </text:list-item>
        <text:list-item>
          <text:p text:style-name="P3">Gaby Cristine Febuela Siahaan 7C5_10</text:p>
        </text:list-item>
        <text:list-item>
          <text:p text:style-name="P3">Hans N</text:p>
        </text:list-item>
        <text:list-item>
          <text:p text:style-name="P3">Josephine emmanuella 7C5-15</text:p>
        </text:list-item>
        <text:list-item>
          <text:p text:style-name="P3">kennon gwyn bulan obaja tampubolon 7C5-17</text:p>
        </text:list-item>
        <text:list-item>
          <text:p text:style-name="P3">Kyra Phoebe Lumy 7C5-19</text:p>
        </text:list-item>
        <text:list-item>
          <text:p text:style-name="P3">Lucas Joy Antonio Tarigan 7C5-22</text:p>
        </text:list-item>
        <text:list-item>
          <text:p text:style-name="P3">Mani Zefanya Puspojudo 7C5-23</text:p>
        </text:list-item>
        <text:list-item>
          <text:p text:style-name="P3">Marvel Irwan</text:p>
        </text:list-item>
        <text:list-item>
          <text:p text:style-name="P3">Matthew Lionel 7C5-24</text:p>
        </text:list-item>
        <text:list-item>
          <text:p text:style-name="P3">Michael Valentino Adityawan 7C5_26</text:p>
        </text:list-item>
        <text:list-item>
          <text:p text:style-name="P3">Nicholas Windya 7C5-29</text:p>
        </text:list-item>
        <text:list-item>
          <text:p text:style-name="P3">Patricia aurel ko</text:p>
        </text:list-item>
        <text:list-item>
          <text:p text:style-name="P3">Steven Romero Elam Sitorus 7C5-32</text:p>
        </text:list-item>
        <text:list-item>
          <text:p text:style-name="P3">Tiara Nahas</text:p>
          <text:p text:style-name="P3"/>
        </text:list-item>
      </text:list>
      <text:p text:style-name="P1"/>
      <text:p text:style-name="P1">7C-6</text:p>
      <text:p text:style-name="P1"/>
      <text:list xml:id="list121859714" text:style-name="L3">
        <text:list-item>
          <text:p text:style-name="P4">Alfonsus Liguori</text:p>
        </text:list-item>
        <text:list-item>
          <text:p text:style-name="P4">Nathanael Prihatmoko</text:p>
        </text:list-item>
        <text:list-item>
          <text:p text:style-name="P4">Anastasia Bianca Thiankara 7C6-02</text:p>
        </text:list-item>
        <text:list-item>
          <text:p text:style-name="P4">Gaoqi Eustacia Tamba</text:p>
        </text:list-item>
        <text:list-item>
          <text:p text:style-name="P4">Jazzelyn Sagala 7C6-11</text:p>
        </text:list-item>
        <text:list-item>
          <text:p text:style-name="P4">Kenneth Gwyn Bintang Yosafat Tampubolon</text:p>
        </text:list-item>
        <text:list-item>
          <text:p text:style-name="P4"><text:soft-page-break/>lisetta cherish 7C6_20</text:p>
        </text:list-item>
        <text:list-item>
          <text:p text:style-name="P4">Nathanael Prihatmoko</text:p>
        </text:list-item>
        <text:list-item>
          <text:p text:style-name="P4">vinson silaen</text:p>
        </text:list-item>
        <text:list-item>
          <text:p text:style-name="P4">Wilfridus Justin Viali</text:p>
        </text:list-item>
      </text:list>
      <text:p text:style-name="P1"/>
      <text:p text:style-name="P1">Terima kasi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1T01:56:42.902640946</meta:creation-date>
    <dc:date>2022-05-21T04:44:31.956143756</dc:date>
    <meta:editing-duration>PT2H37M39S</meta:editing-duration>
    <meta:editing-cycles>1</meta:editing-cycles>
    <meta:document-statistic meta:table-count="0" meta:image-count="0" meta:object-count="0" meta:page-count="3" meta:paragraph-count="87" meta:word-count="361" meta:character-count="2106" meta:non-whitespace-character-count="1903"/>
    <meta:generator>LibreOffice/7.3.2.2$Linux_X86_64 LibreOffice_project/30$Build-2</meta:generator>
  </office:meta>
</office:document-meta>
</file>